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irg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ummi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ony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G-Berl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Weizen – Nahrungsgrundla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. Gross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eidefeld 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5T12:17:39.604585444</dc:date>
    <meta:editing-duration>P2DT21H18M2S</meta:editing-duration>
    <meta:generator>LibreOffice/4.1.1.2$Linux_X86_64 LibreOffice_project/410m0$Build-2</meta:generator>
    <meta:editing-cycles>111</meta:editing-cycles>
    <meta:document-statistic meta:table-count="2" meta:cell-count="492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